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bfc" officeooo:paragraph-rsid="00191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tatus : 06.08.2021:</text:p>
      <text:p text:style-name="P1"/>
      <text:p text:style-name="P1">[Project: Online assigment Submission ]</text:p>
      <text:p text:style-name="P1"/>
      <text:p text:style-name="P1">- Merge Django Project and API in one project.<text:line-break/>- [Registration time Email verification]:</text:p>
      <text:p text:style-name="P1"><text:tab/>- Sent OTP on user mail id for verifications.[Done].<text:line-break/><text:tab/>- Sent Varification link on mail id. [Inj process.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17:47:55.468500995</meta:creation-date>
    <dc:date>2021-08-06T18:02:15.220083856</dc:date>
    <meta:editing-duration>PT4M9S</meta:editing-duration>
    <meta:editing-cycles>1</meta:editing-cycles>
    <meta:document-statistic meta:table-count="0" meta:image-count="0" meta:object-count="0" meta:page-count="1" meta:paragraph-count="4" meta:word-count="40" meta:character-count="253" meta:non-whitespace-character-count="215"/>
    <meta:generator>LibreOffice/6.4.4.2$Linux_X86_64 LibreOffice_project/40$Build-2</meta:generator>
  </office:meta>
</office:document-meta>
</file>